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fortaa" svg:font-family="Comfortaa" style:font-pitch="variable"/>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paragraph-properties fo:text-align="end" style:justify-single-word="false"/>
      <style:text-properties fo:font-size="18pt" fo:font-weight="normal" officeooo:paragraph-rsid="001b1d7c" style:font-size-asian="18pt" style:font-weight-asian="normal" style:font-size-complex="18pt" style:font-weight-complex="normal"/>
    </style:style>
    <style:style style:name="P2" style:family="paragraph" style:parent-style-name="Heading_20_2">
      <style:paragraph-properties fo:text-align="end" style:justify-single-word="false"/>
      <style:text-properties fo:font-size="16pt" fo:font-weight="normal" officeooo:paragraph-rsid="001b1d7c" style:font-size-asian="16pt" style:font-weight-asian="normal" style:font-size-complex="16pt" style:font-weight-complex="normal"/>
    </style:style>
    <style:style style:name="P3" style:family="paragraph" style:parent-style-name="Heading_20_1">
      <style:paragraph-properties fo:text-align="end" style:justify-single-word="false"/>
      <style:text-properties fo:color="#009598" fo:font-size="31pt" officeooo:paragraph-rsid="001b1d7c" style:font-size-asian="31pt" style:font-size-complex="31pt"/>
    </style:style>
    <style:style style:name="P4" style:family="paragraph" style:parent-style-name="Standard">
      <style:text-properties officeooo:rsid="001860f3" officeooo:paragraph-rsid="001b1d7c"/>
    </style:style>
    <style:style style:name="P5" style:family="paragraph" style:parent-style-name="Standard">
      <style:paragraph-properties fo:line-height="0.617cm" fo:text-align="center" style:justify-single-word="false"/>
      <style:text-properties style:font-name="Gentium Plus" fo:font-size="12pt" officeooo:rsid="001c40f3" officeooo:paragraph-rsid="001dba58" style:font-size-asian="12pt" style:font-size-complex="12pt"/>
    </style:style>
    <style:style style:name="P6" style:family="paragraph" style:parent-style-name="Standard">
      <style:paragraph-properties fo:line-height="0.617cm"/>
      <style:text-properties style:font-name="Gentium Plus" fo:font-size="12pt" officeooo:rsid="001c40f3" officeooo:paragraph-rsid="001dba58" style:font-size-asian="12pt" style:font-size-complex="12pt"/>
    </style:style>
    <style:style style:name="P7" style:family="paragraph" style:parent-style-name="Standard">
      <style:paragraph-properties fo:line-height="0.617cm"/>
      <style:text-properties style:font-name="Gentium Plus" fo:font-size="12pt" officeooo:rsid="001a4bc7" officeooo:paragraph-rsid="001dba58" style:font-size-asian="12pt" style:font-size-complex="12pt"/>
    </style:style>
    <style:style style:name="P8" style:family="paragraph" style:parent-style-name="Standard">
      <style:paragraph-properties fo:line-height="0.617cm"/>
      <style:text-properties style:font-name="Gentium Plus" fo:font-size="12pt" officeooo:rsid="001af4ae" officeooo:paragraph-rsid="001dba58" style:font-size-asian="12pt" style:font-size-complex="12pt"/>
    </style:style>
    <style:style style:name="P9" style:family="paragraph" style:parent-style-name="Standard">
      <style:paragraph-properties fo:line-height="0.617cm" fo:text-align="center" style:justify-single-word="false"/>
      <style:text-properties style:font-name="Gentium Plus" fo:font-size="12pt" fo:font-style="italic" officeooo:rsid="001a4bc7" officeooo:paragraph-rsid="001dba58" style:font-size-asian="12pt" style:font-style-asian="italic" style:font-size-complex="12pt" style:font-style-complex="italic"/>
    </style:style>
    <style:style style:name="P10" style:family="paragraph" style:parent-style-name="Standard">
      <style:paragraph-properties fo:line-height="0.617cm"/>
      <style:text-properties fo:font-size="12pt" officeooo:rsid="003acf5a" officeooo:paragraph-rsid="001ed722" style:font-size-asian="12pt" style:font-size-complex="12pt"/>
    </style:style>
    <style:style style:name="P11" style:family="paragraph" style:parent-style-name="Standard">
      <style:paragraph-properties fo:line-height="0.617cm"/>
      <style:text-properties fo:font-size="12pt" officeooo:rsid="003b2558" officeooo:paragraph-rsid="003cf143" style:font-size-asian="12pt" style:font-size-complex="12pt"/>
    </style:style>
    <style:style style:name="P12" style:family="paragraph" style:parent-style-name="Standard">
      <style:paragraph-properties fo:line-height="0.617cm"/>
      <style:text-properties style:font-name="Comfortaa" fo:font-size="14pt" fo:font-weight="bold" officeooo:rsid="0023cb8b" officeooo:paragraph-rsid="0023cb8b" style:font-size-asian="14pt" style:font-weight-asian="bold" style:font-size-complex="14pt" style:font-weight-complex="bold"/>
    </style:style>
    <style:style style:name="P13" style:family="paragraph" style:parent-style-name="Standard">
      <style:paragraph-properties fo:line-height="0.617cm"/>
      <style:text-properties officeooo:paragraph-rsid="003cf143"/>
    </style:style>
    <style:style style:name="P14" style:family="paragraph" style:parent-style-name="Standard">
      <style:paragraph-properties fo:margin-top="1.199cm" fo:margin-bottom="0.101cm" loext:contextual-spacing="false" fo:line-height="150%" fo:text-align="center" style:justify-single-word="false"/>
      <style:text-properties style:font-name="Comfortaa" fo:font-size="16pt" fo:letter-spacing="0.028cm" fo:font-weight="bold" officeooo:rsid="001860f3" officeooo:paragraph-rsid="001b1d7c" style:font-size-asian="16pt" style:font-weight-asian="bold" style:font-size-complex="16pt" style:font-weight-complex="bold"/>
    </style:style>
    <style:style style:name="P15" style:family="paragraph" style:parent-style-name="Standard">
      <style:paragraph-properties fo:margin-top="1.199cm" fo:margin-bottom="0.101cm" loext:contextual-spacing="false" fo:line-height="150%" fo:text-align="end" style:justify-single-word="false"/>
      <style:text-properties officeooo:paragraph-rsid="0024e340" fo:background-color="transparent"/>
    </style:style>
    <style:style style:name="P16" style:family="paragraph" style:parent-style-name="Text_20_body">
      <style:paragraph-properties fo:text-align="end" style:justify-single-word="false"/>
      <style:text-properties fo:font-size="18pt" fo:font-weight="normal" officeooo:paragraph-rsid="001b1d7c" style:font-size-asian="18pt" style:font-weight-asian="normal" style:font-size-complex="18pt" style:font-weight-complex="normal"/>
    </style:style>
    <style:style style:name="P17" style:family="paragraph" style:parent-style-name="Text_20_body">
      <style:paragraph-properties fo:margin-top="0.199cm" fo:margin-bottom="0.25cm" loext:contextual-spacing="false" fo:text-align="end" style:justify-single-word="false"/>
      <style:text-properties fo:font-size="16pt" officeooo:paragraph-rsid="001b1d7c" style:font-size-asian="16pt" style:font-size-complex="16pt"/>
    </style:style>
    <style:style style:name="P18" style:family="paragraph" style:parent-style-name="Text_20_body">
      <style:paragraph-properties fo:margin-top="0cm" fo:margin-bottom="0.25cm" loext:contextual-spacing="false" fo:text-align="end" style:justify-single-word="false"/>
      <style:text-properties fo:font-size="16pt" officeooo:paragraph-rsid="001b1d7c"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2b9817" style:font-weight-asian="bold" style:font-weight-complex="bold"/>
    </style:style>
    <style:style style:name="T3" style:family="text">
      <style:text-properties officeooo:rsid="002b9817"/>
    </style:style>
    <style:style style:name="T4" style:family="text">
      <style:text-properties style:font-name="Comfortaa" fo:font-size="16pt" fo:letter-spacing="0.028cm" fo:font-weight="bold" officeooo:rsid="001860f3" style:font-size-asian="16pt" style:font-weight-asian="bold" style:font-size-complex="16pt" style:font-weight-complex="bold"/>
    </style:style>
    <style:style style:name="T5" style:family="text">
      <style:text-properties style:font-name="Comfortaa" fo:font-size="16pt" fo:letter-spacing="0.028cm" fo:language="en" fo:country="GB" fo:font-weight="bold" officeooo:rsid="001860f3" style:font-size-asian="16pt" style:font-weight-asian="bold" style:font-size-complex="16pt" style:font-weight-complex="bold" loext:padding="0cm" loext:border="none"/>
    </style:style>
    <style:style style:name="T6" style:family="text">
      <style:text-properties fo:font-weight="normal" officeooo:rsid="002b9817" style:font-weight-asian="normal" style:font-weight-complex="normal"/>
    </style:style>
    <style:style style:name="T7" style:family="text">
      <style:text-properties style:font-name="Gentium Plus"/>
    </style:style>
    <style:style style:name="T8" style:family="text">
      <style:text-properties style:font-name="Gentium Plus" fo:font-style="italic" officeooo:rsid="003cf143" style:font-style-asian="italic" style:font-style-complex="italic"/>
    </style:style>
    <style:style style:name="T9" style:family="text">
      <style:text-properties style:font-name="Gentium Plus" fo:font-style="normal" officeooo:rsid="003cf143" style:font-style-asian="normal" style:font-style-complex="normal"/>
    </style:style>
    <style:style style:name="T10" style:family="text">
      <style:text-properties style:font-name="Gentium Plus" fo:font-style="normal" officeooo:rsid="0040808f" style:font-style-asian="normal" style:font-style-complex="normal"/>
    </style:style>
    <style:style style:name="T11" style:family="text">
      <style:text-properties style:font-name="Gentium Plus" fo:font-style="normal" officeooo:rsid="00413d04" style:font-style-asian="normal" style:font-style-complex="normal"/>
    </style:style>
    <style:style style:name="T12" style:family="text">
      <style:text-properties style:font-name="Gentium Plus" officeooo:rsid="003b2558"/>
    </style:style>
    <style:style style:name="T13" style:family="text">
      <style:text-properties style:font-name="Gentium Plus" officeooo:rsid="003cf143"/>
    </style:style>
    <style:style style:name="T14" style:family="text">
      <style:text-properties style:font-name="Gentium Plus" fo:font-size="12pt" officeooo:rsid="003b2558" style:font-size-asian="12pt" style:font-size-complex="12pt"/>
    </style:style>
    <style:style style:name="T15" style:family="text">
      <style:text-properties style:font-name="Gentium Plus" fo:font-size="12pt" officeooo:rsid="003cf143" style:font-size-asian="12pt" style:font-size-complex="12pt"/>
    </style:style>
    <style:style style:name="T16" style:family="text">
      <style:text-properties style:font-name="Gentium Plus" fo:font-size="12pt" fo:font-style="italic" officeooo:rsid="003cf143" style:font-size-asian="12pt" style:font-style-asian="italic" style:font-size-complex="12pt" style:font-style-complex="italic"/>
    </style:style>
    <style:style style:name="T17" style:family="text">
      <style:text-properties style:font-name="Gentium Plus" fo:font-size="12pt" fo:font-style="normal" officeooo:rsid="003cf143" style:font-size-asian="12pt" style:font-style-asian="normal" style:font-size-complex="12pt" style:font-style-complex="normal"/>
    </style:style>
    <style:style style:name="T18" style:family="text">
      <style:text-properties style:font-name="Gentium Plus" fo:font-size="12pt" fo:font-style="normal" officeooo:rsid="0040808f" style:font-size-asian="12pt" style:font-style-asian="normal" style:font-size-complex="12pt" style:font-style-complex="normal"/>
    </style:style>
    <style:style style:name="T19" style:family="text">
      <style:text-properties style:font-name="Gentium Plus" fo:font-size="12pt" fo:font-style="normal" officeooo:rsid="00413d04" style:font-size-asian="12pt" style:font-style-asian="normal" style:font-size-complex="12pt" style:font-style-complex="normal"/>
    </style:style>
    <style:style style:name="T20" style:family="text">
      <style:text-properties style:font-name="Gentium Plus" fo:font-size="12pt" fo:font-style="normal" officeooo:rsid="0043c9f5" style:font-size-asian="12pt" style:font-style-asian="normal" style:font-size-complex="12pt" style:font-style-complex="normal"/>
    </style:style>
    <style:style style:name="T21" style:family="text">
      <style:text-properties officeooo:rsid="001af4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h text:style-name="P3" text:outline-level="1">HS 332 : <text:span text:style-name="T1">The Mahabharata</text:span></text:h>
      <text:h text:style-name="P1" text:outline-level="2">Submitted <text:span text:style-name="T3">to </text:span><text:span text:style-name="T2">Kiran Keshavamurthy</text:span></text:h>
      <text:h text:style-name="P1" text:outline-level="2"/>
      <text:h text:style-name="P1" text:outline-level="2"/>
      <text:p text:style-name="P16"/>
      <text:p text:style-name="P15"><text:span text:style-name="T5">Exploring narrative possibilities in a dilemmic retelling of The</text:span><text:span text:style-name="T4"> Mahäbhärata</text:span></text:p>
      <text:h text:style-name="P1" text:outline-level="2"/>
      <text:h text:style-name="P1" text:outline-level="2"/>
      <text:p text:style-name="P16"/>
      <text:p text:style-name="P16"/>
      <text:h text:style-name="P1" text:outline-level="2"/>
      <text:h text:style-name="P2" text:outline-level="2"><text:span text:style-name="T3">Submitted by</text:span><text:span text:style-name="T2"> Rashi Singh</text:span></text:h>
      <text:p text:style-name="P17"><text:span text:style-name="T6">Roll No :</text:span><text:span text:style-name="T2"> 170101052</text:span></text:p>
      <text:p text:style-name="P18"><text:span text:style-name="T6">Branch : </text:span><text:span text:style-name="T2">CSE</text:span></text:p>
      <text:p text:style-name="P4"/>
      <text:p text:style-name="P4"/>
      <text:p text:style-name="P4"/>
      <text:p text:style-name="P4"/>
      <text:p text:style-name="P4"/>
      <text:p text:style-name="P4"/>
      <text:p text:style-name="P4"/>
      <text:p text:style-name="P4"/>
      <text:p text:style-name="P12"><text:soft-page-break/>Draupadi’s Disrobing</text:p>
      <text:p text:style-name="P10"><text:span text:style-name="T12"/></text:p>
      <text:p text:style-name="P13"><text:span text:style-name="T14"><text:tab/></text:span><text:span text:style-name="T15">“</text:span><text:span text:style-name="T16">The sun has blessed us with its holy rays”,</text:span><text:span text:style-name="T17"> </text:span><text:span text:style-name="T18">says Krishna, </text:span><text:span text:style-name="T19">as a few of his tears rain down on the blood thirsty Kurukshetra ground.</text:span><text:span text:style-name="T18"> </text:span><text:span text:style-name="T19">Innocent </text:span><text:span text:style-name="T18">D</text:span><text:span text:style-name="T17">raupadi </text:span><text:span text:style-name="T19">runs to look outside,only to find the same thunderclouds, that ha</text:span><text:span text:style-name="T20">ve</text:span><text:span text:style-name="T19"> </text:span><text:span text:style-name="T20">hazed the prosperous future of the Kurus since the perilous </text:span></text:p>
      <text:p text:style-name="P11"><text:span text:style-name="T12">J</text:span><text:span text:style-name="T7">ust as the dice made of bones fell, </text:span><text:span text:style-name="T13">so did</text:span><text:span text:style-name="T7"> the enslaved king Yudhishthira, for he had now truely lost. By wagering Draupadi, he had not only put his Dharma on stake, </text:span><text:span text:style-name="T13">he </text:span></text:p>
      <text:p text:style-name="P7"/>
      <text:p text:style-name="P9"><text:s/><text:span text:style-name="T21">So, is Krishna the keeper of Dharma in abstruse terms that mere humans have been incapable to comprehend, or a breaker of moral values?</text:span></text:p>
      <text:p text:style-name="P8"/>
      <text:p text:style-name="P6"><text:tab/>One might say, that it was Krishna who advised Arjuna to place Sikhandin in front, while attacking Bhisma, knowing that the invincible Bhishma would not fight Sikhandin and would let himself be mortally wounded without resistance and Krishna again who prevailed upon Yudhisthira to utter that deadly lie which finally led to the killing of the great warrior and revered teacher Dronäcärya. It was Krishna, yet again who persuaded Arjuna to kill the invincible Kama when the he was engaged in lifting his chariot-wheel from the mud in which it got stuck.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fortaa" svg:font-family="Comfortaa" style:font-pitch="variable"/>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02:44:37.748467565</meta:creation-date>
    <dc:date>2019-10-20T20:43:11.231698458</dc:date>
    <meta:editing-duration>PT13M42S</meta:editing-duration>
    <meta:editing-cycles>3</meta:editing-cycles>
    <meta:generator>LibreOffice/6.0.7.3$Linux_X86_64 LibreOffice_project/00m0$Build-3</meta:generator>
    <meta:document-statistic meta:table-count="0" meta:image-count="0" meta:object-count="0" meta:page-count="2" meta:paragraph-count="11" meta:word-count="229" meta:character-count="1347" meta:non-whitespace-character-count="1123"/>
  </office:meta>
</office:document-meta>
</file>